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6cm" fo:margin-left="0cm" table:align="left" style:may-break-between-rows="true" style:writing-mode="lr-tb"/>
    </style:style>
    <style:style style:name="Tabela1.A" style:family="table-column">
      <style:table-column-properties style:column-width="2.157cm"/>
    </style:style>
    <style:style style:name="Tabela1.B" style:family="table-column">
      <style:table-column-properties style:column-width="13.802cm"/>
    </style:style>
    <style:style style:name="Tabela1.A1" style:family="table-cell">
      <style:table-cell-properties fo:background-color="#f3f3f3" fo:padding-left="0.176cm" fo:padding-right="0.176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f3f3f3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ela2" style:family="table">
      <style:table-properties style:width="15.961cm" fo:margin-left="0cm" table:align="left" style:may-break-between-rows="true" style:writing-mode="lr-tb"/>
    </style:style>
    <style:style style:name="Tabela2.A" style:family="table-column">
      <style:table-column-properties style:column-width="3.694cm"/>
    </style:style>
    <style:style style:name="Tabela2.B" style:family="table-column">
      <style:table-column-properties style:column-width="12.268cm"/>
    </style:style>
    <style:style style:name="Tabela2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2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2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2.4" style:family="table-row">
      <style:table-row-properties style:min-row-height="0.743cm"/>
    </style:style>
    <style:style style:name="Tabela2.5" style:family="table-row">
      <style:table-row-properties style:min-row-height="1.191cm"/>
    </style:style>
    <style:style style:name="Tabela3" style:family="table">
      <style:table-properties style:width="15.961cm" fo:margin-left="0cm" table:align="left" style:may-break-between-rows="true" style:writing-mode="lr-tb"/>
    </style:style>
    <style:style style:name="Tabela3.A" style:family="table-column">
      <style:table-column-properties style:column-width="3.694cm"/>
    </style:style>
    <style:style style:name="Tabela3.B" style:family="table-column">
      <style:table-column-properties style:column-width="12.268cm"/>
    </style:style>
    <style:style style:name="Tabela3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3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3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3.4" style:family="table-row">
      <style:table-row-properties style:min-row-height="0.743cm"/>
    </style:style>
    <style:style style:name="Tabela3.5" style:family="table-row">
      <style:table-row-properties style:min-row-height="1.191cm"/>
    </style:style>
    <style:style style:name="Tabela4" style:family="table">
      <style:table-properties style:width="15.961cm" fo:margin-left="0cm" table:align="left" style:may-break-between-rows="true" style:writing-mode="lr-tb"/>
    </style:style>
    <style:style style:name="Tabela4.A" style:family="table-column">
      <style:table-column-properties style:column-width="3.692cm"/>
    </style:style>
    <style:style style:name="Tabela4.B" style:family="table-column">
      <style:table-column-properties style:column-width="12.27cm"/>
    </style:style>
    <style:style style:name="Tabela4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4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4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4.4" style:family="table-row">
      <style:table-row-properties style:min-row-height="0.743cm"/>
    </style:style>
    <style:style style:name="Tabela4.5" style:family="table-row">
      <style:table-row-properties style:min-row-height="1.191cm"/>
    </style:style>
    <style:style style:name="Tabela5" style:family="table">
      <style:table-properties style:width="15.961cm" fo:margin-left="0cm" table:align="left" style:may-break-between-rows="true" style:writing-mode="lr-tb"/>
    </style:style>
    <style:style style:name="Tabela5.A" style:family="table-column">
      <style:table-column-properties style:column-width="3.692cm"/>
    </style:style>
    <style:style style:name="Tabela5.B" style:family="table-column">
      <style:table-column-properties style:column-width="12.27cm"/>
    </style:style>
    <style:style style:name="Tabela5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5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5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5.4" style:family="table-row">
      <style:table-row-properties style:min-row-height="0.743cm"/>
    </style:style>
    <style:style style:name="Tabela5.5" style:family="table-row">
      <style:table-row-properties style:min-row-height="1.191cm"/>
    </style:style>
    <style:style style:name="Tabela6" style:family="table">
      <style:table-properties style:width="15.961cm" fo:margin-left="0cm" table:align="left" style:may-break-between-rows="true" style:writing-mode="lr-tb"/>
    </style:style>
    <style:style style:name="Tabela6.A" style:family="table-column">
      <style:table-column-properties style:column-width="3.692cm"/>
    </style:style>
    <style:style style:name="Tabela6.B" style:family="table-column">
      <style:table-column-properties style:column-width="12.27cm"/>
    </style:style>
    <style:style style:name="Tabela6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6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6.4" style:family="table-row">
      <style:table-row-properties style:min-row-height="0.743cm"/>
    </style:style>
    <style:style style:name="Tabela6.5" style:family="table-row">
      <style:table-row-properties style:min-row-height="1.191cm"/>
    </style:style>
    <style:style style:name="Tabela7" style:family="table">
      <style:table-properties style:width="15.961cm" fo:margin-left="0cm" table:align="left" style:may-break-between-rows="true" style:writing-mode="lr-tb"/>
    </style:style>
    <style:style style:name="Tabela7.A" style:family="table-column">
      <style:table-column-properties style:column-width="3.692cm"/>
    </style:style>
    <style:style style:name="Tabela7.B" style:family="table-column">
      <style:table-column-properties style:column-width="12.27cm"/>
    </style:style>
    <style:style style:name="Tabela7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7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7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7.4" style:family="table-row">
      <style:table-row-properties style:min-row-height="0.743cm"/>
    </style:style>
    <style:style style:name="Tabela7.5" style:family="table-row">
      <style:table-row-properties style:min-row-height="1.191cm"/>
    </style:style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10%" fo:text-align="center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10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0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Arial" fo:font-size="10pt" fo:font-weight="normal" fo:background-color="transparent" style:font-name-asian="Arial" style:font-name-complex="Arial"/>
    </style:style>
    <style:style style:name="P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9" style:family="paragraph" style:parent-style-name="Standard" style:list-style-name="L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0" style:family="paragraph" style:parent-style-name="Standard" style:list-style-name="L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1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.282cm" style:contextual-spacing="false" fo:line-height="110%" fo:text-align="center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margin-top="0.847cm" fo:margin-bottom="0.212cm" style:contextual-spacing="false" fo:line-height="100%" fo:text-align="start" style:justify-single-word="false"/>
      <style:text-properties style:use-window-font-color="true" loext:opacity="0%" style:font-name="Arial" fo:font-size="20pt" fo:font-weight="bold" fo:background-color="transparent" style:font-name-asian="Arial" style:font-name-complex="Arial"/>
    </style:style>
    <style:style style:name="P14" style:family="paragraph" style:parent-style-name="Standard">
      <style:paragraph-properties fo:margin-top="0.847cm" fo:margin-bottom="0.212cm" style:contextual-spacing="false" fo:line-height="100%" fo:text-align="start" style:justify-single-word="false"/>
      <style:text-properties style:use-window-font-color="true" loext:opacity="0%" style:font-name="Calibri" fo:font-size="24pt" fo:font-weight="bold" fo:background-color="transparent" style:font-name-asian="Calibri" style:font-name-complex="Calibri"/>
    </style:style>
    <style:style style:name="P15" style:family="paragraph" style:parent-style-name="Standard">
      <style:paragraph-properties fo:margin-top="0.635cm" fo:margin-bottom="0.141cm" style:contextual-spacing="false" fo:line-height="100%" fo:text-align="start" style:justify-single-word="false"/>
      <style:text-properties style:use-window-font-color="true" loext:opacity="0%" style:font-name="Calibri" fo:font-size="18pt" fo:font-weight="bold" fo:background-color="transparent" style:font-name-asian="Calibri" style:font-name-complex="Calibri"/>
    </style:style>
    <style:style style:name="P16" style:family="paragraph" style:parent-style-name="Standard" style:list-style-name="L2">
      <style:paragraph-properties fo:margin-top="0cm" fo:margin-bottom="0.247cm" style:contextual-spacing="false" fo:line-height="115%" fo:text-align="start" style:justify-single-word="false"/>
    </style:style>
    <style:style style:name="P17" style:family="paragraph" style:parent-style-name="Standard" style:list-style-name="L4">
      <style:paragraph-properties fo:margin-top="0cm" fo:margin-bottom="0.247cm" style:contextual-spacing="false" fo:line-height="115%" fo:text-align="start" style:justify-single-word="false"/>
    </style:style>
    <style:style style:name="P18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</style:style>
    <style:style style:name="T1" style:family="text">
      <style:text-properties style:use-window-font-color="true" loext:opacity="0%" style:font-name="Arial" fo:font-size="10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10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1pt" fo:font-weight="normal" officeooo:rsid="000b34d2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size="11pt" fo:font-weight="bold" fo:background-color="transparent" loext:char-shading-value="0" style:font-name-asian="Arial" style:font-name-complex="Arial"/>
    </style:style>
    <style:style style:name="T6" style:family="text">
      <style:text-properties style:use-window-font-color="true" loext:opacity="0%" style:font-name="Arial" fo:font-size="11pt" fo:font-style="italic" fo:font-weight="normal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sitos Funcionai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text:span text:style-name="T1">Discentes:</text:span><text:span text:style-name="T7"/></text:p>
          </table:table-cell>
          <table:table-cell table:style-name="Tabela1.B1" office:value-type="string">
            <text:p text:style-name="P6">BRUNO EDUARDO DOS SANTOS - 211066249</text:p>
            <text:p text:style-name="P6">GEILSON DOS SANTOS SA - 231006239</text:p>
            <text:p text:style-name="P6">MARCOS ALEXANDRE DA SILVA NERES - 211055334</text:p>
            <text:p text:style-name="P7">PEDRO FARIAS DE OLIVEIRA <text:s/>- 211055577</text:p>
            <text:p text:style-name="P6">THELMA EVANGELISTA DOS SANTOS - <text:s/>231003513</text:p>
            <text:p text:style-name="P1"><text:span text:style-name="T2">WESLEY HENRIQUE FERREIRA - 231021496</text:span><text:span text:style-name="T7"/></text:p>
          </table:table-cell>
        </table:table-row>
      </table:table>
      <text:p text:style-name="P2"><text:span text:style-name="T7"/></text:p>
      <text:p text:style-name="P14">Introdução</text:p>
      <text:p text:style-name="P2"><text:span text:style-name="T3">Este artefato tem como objetivo a </text:span><text:span text:style-name="T5">elicitação dos requisitos funcionais</text:span><text:span text:style-name="T3"> do sistema a ser desenvolvido.</text:span></text:p>
      <text:p text:style-name="P2"><text:span text:style-name="T3">O sistema proposto oferecerá funcionalidades básicas de manipulação de dados, como </text:span><text:span text:style-name="T5">criação, leitura, atualização e exclusão</text:span><text:span text:style-name="T3"> de registros, operações comumente referenciadas pela sigla </text:span><text:span text:style-name="T5">CRUD</text:span><text:span text:style-name="T3"> (</text:span><text:span text:style-name="T6">Create, Read, Update, Delete</text:span><text:span text:style-name="T3">).</text:span></text:p>
      <text:p text:style-name="P2"><text:span text:style-name="T3">O sistema fornecerá suporte à </text:span><text:span text:style-name="T5">divulgação e gestão de eventos do tipo feira</text:span><text:span text:style-name="T3">, nos quais </text:span><text:span text:style-name="T5">expositores</text:span><text:span text:style-name="T3"> poderão participar com seus </text:span><text:span text:style-name="T5">produtos</text:span><text:span text:style-name="T3">. A cada feira poderão estar associados múltiplos expositores, e a cada expositor, uma lista de produtos.</text:span></text:p>
      <text:p text:style-name="P8">Usuários não autenticados terão acesso aos seguintes serviços públicos:</text:p>
      <text:list text:style-name="L1">
        <text:list-item>
          <text:p text:style-name="P9">Listar feiras; Listar expositores em uma feira; Listar produtos de um expositor em uma feira; Visualizar detalhes de uma feira, expositor ou produto.</text:p>
        </text:list-item>
      </text:list>
      <text:p text:style-name="P8">As informações exibidas em cada caso incluem:</text:p>
      <text:list text:style-name="L2">
        <text:list-item>
          <text:p text:style-name="P16"><text:span text:style-name="T5">Feira:</text:span><text:span text:style-name="T3"> nome, descrição, data de início, data de término, local, cidade e estado;</text:span></text:p>
        </text:list-item>
        <text:list-item>
          <text:p text:style-name="P16"><text:span text:style-name="T5">Expositor:</text:span><text:span text:style-name="T3"> nome, descrição e contato;</text:span></text:p>
        </text:list-item>
        <text:list-item>
          <text:p text:style-name="P16"><text:span text:style-name="T5">Produto:</text:span><text:span text:style-name="T3"> nome, descrição e preço.</text:span></text:p>
        </text:list-item>
      </text:list>
      <text:p text:style-name="P2"><text:span text:style-name="T3">Para acessar funcionalidades adicionais, o usuário deve estar </text:span><text:span text:style-name="T5">registrado e autenticado</text:span><text:span text:style-name="T3"> no sistema. Após a autenticação, o usuário poderá:</text:span></text:p>
      <text:list text:style-name="L3">
        <text:list-item>
          <text:p text:style-name="P10">Criar, editar e excluir feiras; Criar, editar e excluir expositores; Criar, editar e excluir listas de produtos; Criar, editar e excluir produtos; Criar, visualizar e excluir ingressos.</text:p>
        </text:list-item>
      </text:list>
      <text:p text:style-name="P2"><text:span text:style-name="T3">Cada </text:span><text:span text:style-name="T5">ingresso</text:span><text:span text:style-name="T3"> criado dará direito de acesso à feira na data especificada e conterá as seguintes informações: nome da feira, número do ingresso e data de emissão.</text:span></text:p>
      <text:p text:style-name="P2"><text:span text:style-name="T3">O sistema deverá impor as seguintes </text:span><text:span text:style-name="T5">regras de negócio</text:span><text:span text:style-name="T3">:</text:span></text:p>
      <text:list text:style-name="L4">
        <text:list-item>
          <text:p text:style-name="P17"><text:span text:style-name="T3">Um registro (feira, expositor, produto ou ingresso) </text:span><text:span text:style-name="T5">só pode ser editado ou excluído por seu criador</text:span><text:span text:style-name="T3">;</text:span></text:p>
        </text:list-item>
        <text:list-item>
          <text:p text:style-name="P17"><text:span text:style-name="T3">Um registro </text:span><text:span text:style-name="T5">só pode ser excluído se não houver dependências associadas a ele</text:span><text:span text:style-name="T3"> (por exemplo, uma feira com expositores vinculados não pode ser removida).</text:span></text:p>
        </text:list-item>
      </text:list>
      <text:p text:style-name="P2"><text:span text:style-name="T3">A </text:span><text:span text:style-name="T5">especificação dos requisitos funcionais</text:span><text:span text:style-name="T3"> será realizada por meio de </text:span><text:span text:style-name="T5">histórias de usuário (user stories)</text:span><text:span text:style-name="T3">, de forma clara e orientada às necessidades do usuário final.</text:span></text:p>
      <text:p text:style-name="P13"><text:soft-page-break/>Requisitos Funcionais (via Histórias de Usuário)</text:p>
      <text:p text:style-name="P8">A seguir, são listados os requisitos funcionais do sistema, descritos individualmente por meio de histórias de usuário, acompanhados de suas justificativas e critérios de aceitação.</text:p>
      <text:p text:style-name="P8">Cada requisito será identificado pelo código RF-xxx, onde:</text:p>
      <text:list text:style-name="L5">
        <text:list-item>
          <text:p text:style-name="P18"><text:span text:style-name="T3">RF representa </text:span><text:span text:style-name="T6">Requisito Funcional</text:span><text:span text:style-name="T3">.</text:span></text:p>
        </text:list-item>
        <text:list-item>
          <text:p text:style-name="P11">xxx é um número sequencial para identificação única.</text:p>
        </text:list-item>
      </text:list>
      <text:p text:style-name="P8">Os critérios de aceitação seguirão o padrão CA-xxx, mantendo rastreabilidade e clareza na validação de cada requisito.</text:p>
      <text:p text:style-name="P2"><text:span text:style-name="T3"><text:s/></text:span><text:span text:style-name="T5">Estrutura de Requisito Funcional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<text:span text:style-name="T5">ID do Requisito</text:span><text:span text:style-name="T7"/></text:p>
          </table:table-cell>
          <table:table-cell table:style-name="Tabela2.B1" office:value-type="string">
            <text:p text:style-name="P4"><text:span text:style-name="T3">Exemplo: RF-001</text:span><text:span text:style-name="T7"/></text:p>
          </table:table-cell>
        </table:table-row>
        <table:table-row>
          <table:table-cell table:style-name="Tabela2.A2" office:value-type="string">
            <text:p text:style-name="P3"><text:span text:style-name="T5">Prioridade</text:span><text:span text:style-name="T7"/></text:p>
          </table:table-cell>
          <table:table-cell table:style-name="Tabela2.B2" office:value-type="string">
            <text:p text:style-name="P2"><text:span text:style-name="T3">Ex: Alta, Média ou Baixa</text:span><text:span text:style-name="T7"/></text:p>
          </table:table-cell>
        </table:table-row>
        <table:table-row>
          <table:table-cell table:style-name="Tabela2.A2" office:value-type="string">
            <text:p text:style-name="P3"><text:span text:style-name="T5">História de Usuário </text:span><text:span text:style-name="T7"/></text:p>
          </table:table-cell>
          <table:table-cell table:style-name="Tabela2.B2" office:value-type="string">
            <text:p text:style-name="P2"><text:span text:style-name="T5">Como</text:span><text:span text:style-name="T3">[tipo de usuário],<text:line-break/></text:span><text:span text:style-name="T5">Quero</text:span><text:span text:style-name="T3">[ação desejada],<text:line-break/></text:span><text:span text:style-name="T5">Para que</text:span><text:span text:style-name="T3">[objetivo ou benefício].</text:span></text:p>
          </table:table-cell>
        </table:table-row>
        <table:table-row table:style-name="Tabela2.4">
          <table:table-cell table:style-name="Tabela2.A2" office:value-type="string">
            <text:p text:style-name="P3"><text:span text:style-name="T5">Justificativa</text:span><text:span text:style-name="T7"/></text:p>
          </table:table-cell>
          <table:table-cell table:style-name="Tabela2.B2" office:value-type="string">
            <text:p text:style-name="P2"><text:span text:style-name="T3">[Explicação do motivo de existência do requisito, valor para o negócio ou usuário.]</text:span><text:span text:style-name="T7"/></text:p>
          </table:table-cell>
        </table:table-row>
        <table:table-row table:style-name="Tabela2.5">
          <table:table-cell table:style-name="Tabela2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2.A2" office:value-type="string">
            <text:p text:style-name="P3"><text:span text:style-name="T5">Nº </text:span><text:span text:style-name="T7"/></text:p>
          </table:table-cell>
          <table:table-cell table:style-name="Tabela2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2.A2" office:value-type="string">
            <text:p text:style-name="P3"><text:span text:style-name="T3">CA-001</text:span><text:span text:style-name="T7"/></text:p>
          </table:table-cell>
          <table:table-cell table:style-name="Tabela2.B2" office:value-type="string">
            <text:p text:style-name="P4"><text:span text:style-name="T3">[Ex: Quando o usuário preencher todos os campos e clicar em “Cadastrar”, o sistema deve criar a conta.]</text:span><text:span text:style-name="T7"/></text:p>
          </table:table-cell>
        </table:table-row>
        <table:table-row>
          <table:table-cell table:style-name="Tabela2.A2" office:value-type="string">
            <text:p text:style-name="P3"><text:span text:style-name="T3">CA-002</text:span><text:span text:style-name="T7"/></text:p>
          </table:table-cell>
          <table:table-cell table:style-name="Tabela2.B2" office:value-type="string">
            <text:p text:style-name="P4"><text:span text:style-name="T3">[Ex: Se o e-mail já estiver cadastrado, uma mensagem de erro deve ser exibida.]</text:span><text:span text:style-name="T7"/></text:p>
          </table:table-cell>
        </table:table-row>
      </table:table>
      <text:p text:style-name="P2"><text:span text:style-name="T7"/></text:p>
      <text:p text:style-name="P2"><text:span text:style-name="T3">Além do documento, cada requisito será representado por um </text:span><text:span text:style-name="T5">cartão no quadro Kanban</text:span><text:span text:style-name="T3">, para facilitar o gerenciamento visual do backlog e o acompanhamento do progresso durante o desenvolvimento.</text:span></text:p>
      <text:p text:style-name="P15">Cadastro de usuário</text:p>
      <text:p text:style-name="P4"><text:span text:style-name="T7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<text:span text:style-name="T5">ID do Requisito</text:span><text:span text:style-name="T7"/></text:p>
          </table:table-cell>
          <table:table-cell table:style-name="Tabela3.B1" office:value-type="string">
            <text:p text:style-name="P4"><text:span text:style-name="T3">RF-001</text:span><text:span text:style-name="T7"/></text:p>
          </table:table-cell>
        </table:table-row>
        <table:table-row>
          <table:table-cell table:style-name="Tabela3.A2" office:value-type="string">
            <text:p text:style-name="P3"><text:span text:style-name="T5">Prioridade</text:span><text:span text:style-name="T7"/></text:p>
          </table:table-cell>
          <table:table-cell table:style-name="Tabela3.B2" office:value-type="string">
            <text:p text:style-name="P2"><text:span text:style-name="T3">Alta</text:span><text:span text:style-name="T7"/></text:p>
          </table:table-cell>
        </table:table-row>
        <table:table-row>
          <table:table-cell table:style-name="Tabela3.A2" office:value-type="string">
            <text:p text:style-name="P3"><text:span text:style-name="T5">História de Usuário </text:span><text:span text:style-name="T7"/></text:p>
          </table:table-cell>
          <table:table-cell table:style-name="Tabela3.B2" office:value-type="string">
            <text:p text:style-name="P2"><text:span text:style-name="T5">Como </text:span><text:span text:style-name="T3">visitante,<text:line-break/></text:span><text:span text:style-name="T5">Quero </text:span><text:span text:style-name="T3">poder criar uma conta,<text:line-break/></text:span><text:span text:style-name="T5">Para que </text:span><text:span text:style-name="T3">possa acessar as feiras.</text:span></text:p>
          </table:table-cell>
        </table:table-row>
        <table:table-row table:style-name="Tabela3.4">
          <table:table-cell table:style-name="Tabela3.A2" office:value-type="string">
            <text:p text:style-name="P3"><text:span text:style-name="T5">Justificativa</text:span><text:span text:style-name="T7"/></text:p>
          </table:table-cell>
          <table:table-cell table:style-name="Tabela3.B2" office:value-type="string">
            <text:p text:style-name="P2"><text:span text:style-name="T3">Um visitante novo pode querer criar uma conta para acessar o sistema e suas funcionalidades</text:span><text:span text:style-name="T7"/></text:p>
          </table:table-cell>
        </table:table-row>
        <text:soft-page-break/>
        <table:table-row table:style-name="Tabela3.5">
          <table:table-cell table:style-name="Tabela3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3.A2" office:value-type="string">
            <text:p text:style-name="P3"><text:span text:style-name="T5">Nº </text:span><text:span text:style-name="T7"/></text:p>
          </table:table-cell>
          <table:table-cell table:style-name="Tabela3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3.A2" office:value-type="string">
            <text:p text:style-name="P3"><text:span text:style-name="T3">CA-001</text:span><text:span text:style-name="T7"/></text:p>
          </table:table-cell>
          <table:table-cell table:style-name="Tabela3.B2" office:value-type="string">
            <text:p text:style-name="P4"><text:span text:style-name="T3">Quando o usuário preencher todos os campos e clicar em “Cadastrar”, o sistema deve criar a conta.</text:span><text:span text:style-name="T7"/></text:p>
          </table:table-cell>
        </table:table-row>
        <table:table-row>
          <table:table-cell table:style-name="Tabela3.A2" office:value-type="string">
            <text:p text:style-name="P3"><text:span text:style-name="T3">CA-002</text:span><text:span text:style-name="T7"/></text:p>
          </table:table-cell>
          <table:table-cell table:style-name="Tabela3.B2" office:value-type="string">
            <text:p text:style-name="P4"><text:span text:style-name="T3">Se o e-mail já estiver cadastrado, uma mensagem de erro deve ser exibida.</text:span><text:span text:style-name="T7"/></text:p>
          </table:table-cell>
        </table:table-row>
        <table:table-row>
          <table:table-cell table:style-name="Tabela3.A2" office:value-type="string">
            <text:p text:style-name="P3"><text:span text:style-name="T3">CA-003</text:span><text:span text:style-name="T7"/></text:p>
          </table:table-cell>
          <table:table-cell table:style-name="Tabela3.B2" office:value-type="string">
            <text:p text:style-name="P4"><text:span text:style-name="T3">A senha deve seguir comprimento mínimo, combinação de caracteres (letras maiúsculas, minúsculas, números e símbolos), para segurança.</text:span><text:span text:style-name="T7"/></text:p>
          </table:table-cell>
        </table:table-row>
      </table:table>
      <text:p text:style-name="P15">Criação de feira</text:p>
      <text:p text:style-name="P4"><text:span text:style-name="T7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<text:span text:style-name="T5">ID do Requisito</text:span><text:span text:style-name="T7"/></text:p>
          </table:table-cell>
          <table:table-cell table:style-name="Tabela4.B1" office:value-type="string">
            <text:p text:style-name="P4"><text:span text:style-name="T3">RF-002</text:span><text:span text:style-name="T7"/></text:p>
          </table:table-cell>
        </table:table-row>
        <table:table-row>
          <table:table-cell table:style-name="Tabela4.A2" office:value-type="string">
            <text:p text:style-name="P3"><text:span text:style-name="T5">Prioridade</text:span><text:span text:style-name="T7"/></text:p>
          </table:table-cell>
          <table:table-cell table:style-name="Tabela4.B2" office:value-type="string">
            <text:p text:style-name="P2"><text:span text:style-name="T3">Alta</text:span><text:span text:style-name="T7"/></text:p>
          </table:table-cell>
        </table:table-row>
        <table:table-row>
          <table:table-cell table:style-name="Tabela4.A2" office:value-type="string">
            <text:p text:style-name="P3"><text:span text:style-name="T5">História de Usuário </text:span><text:span text:style-name="T7"/></text:p>
          </table:table-cell>
          <table:table-cell table:style-name="Tabela4.B2" office:value-type="string">
            <text:p text:style-name="P2"><text:span text:style-name="T5">Como </text:span><text:span text:style-name="T3">usuário logado,<text:line-break/></text:span><text:span text:style-name="T5">Quero </text:span><text:span text:style-name="T3">poder criar uma feira,<text:line-break/></text:span><text:span text:style-name="T5">Para que </text:span><text:span text:style-name="T3">outros usuários possam se inscrever como expositores.</text:span></text:p>
          </table:table-cell>
        </table:table-row>
        <table:table-row table:style-name="Tabela4.4">
          <table:table-cell table:style-name="Tabela4.A2" office:value-type="string">
            <text:p text:style-name="P3"><text:span text:style-name="T5">Justificativa</text:span><text:span text:style-name="T7"/></text:p>
          </table:table-cell>
          <table:table-cell table:style-name="Tabela4.B2" office:value-type="string">
            <text:p text:style-name="P2"><text:span text:style-name="T3">Um usuário pode desejar criar um evento (feira) para divulgar e expor s</text:span><text:span text:style-name="T4">eus produtos</text:span><text:span text:style-name="T3">, convidando ou permitindo a participação de outros expositores. </text:span></text:p>
          </table:table-cell>
        </table:table-row>
        <table:table-row table:style-name="Tabela4.5">
          <table:table-cell table:style-name="Tabela4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4.A2" office:value-type="string">
            <text:p text:style-name="P3"><text:span text:style-name="T5">Nº </text:span><text:span text:style-name="T7"/></text:p>
          </table:table-cell>
          <table:table-cell table:style-name="Tabela4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4.A2" office:value-type="string">
            <text:p text:style-name="P3"><text:span text:style-name="T3">CA-001</text:span><text:span text:style-name="T7"/></text:p>
          </table:table-cell>
          <table:table-cell table:style-name="Tabela4.B2" office:value-type="string">
            <text:p text:style-name="P4"><text:span text:style-name="T3">Quando o usuário preencher todos os campos obrigatórios e clicar em 'Criar', o sistema deve salvar a feira e exibir uma confirmação de sucesso. </text:span><text:span text:style-name="T7"/></text:p>
          </table:table-cell>
        </table:table-row>
        <table:table-row>
          <table:table-cell table:style-name="Tabela4.A2" office:value-type="string">
            <text:p text:style-name="P3"><text:span text:style-name="T3">CA-002</text:span><text:span text:style-name="T7"/></text:p>
          </table:table-cell>
          <table:table-cell table:style-name="Tabela4.B2" office:value-type="string">
            <text:p text:style-name="P4"><text:span text:style-name="T3">Se já existir uma feira com o mesmo nome, data e local, o sistema deve impedir a criação e exibir uma mensagem informando que já existe uma feira cadastrada com essas informações. <text:s/></text:span><text:span text:style-name="T7"/></text:p>
          </table:table-cell>
        </table:table-row>
        <table:table-row>
          <table:table-cell table:style-name="Tabela4.A2" office:value-type="string">
            <text:p text:style-name="P3"><text:span text:style-name="T3">CA-003</text:span><text:span text:style-name="T7"/></text:p>
          </table:table-cell>
          <table:table-cell table:style-name="Tabela4.B2" office:value-type="string">
            <text:p text:style-name="P4"><text:span text:style-name="T3">Ao criar a feira, o usuário deve escolher entre dois modos de participação para expositores: (1) somente por convite ou (2) mediante solicitação, com aprovação manual do organizador. </text:span><text:span text:style-name="T7"/></text:p>
          </table:table-cell>
        </table:table-row>
      </table:table>
      <text:p text:style-name="P4"><text:span text:style-name="T7"/></text:p>
      <text:p text:style-name="P15">Cadastro de produto</text:p>
      <text:p text:style-name="P4"><text:span text:style-name="T7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"><text:span text:style-name="T5">ID do Requisito</text:span><text:span text:style-name="T7"/></text:p>
          </table:table-cell>
          <table:table-cell table:style-name="Tabela5.B1" office:value-type="string">
            <text:p text:style-name="P4"><text:span text:style-name="T3">RF-003</text:span><text:span text:style-name="T7"/></text:p>
          </table:table-cell>
        </table:table-row>
        <table:table-row>
          <table:table-cell table:style-name="Tabela5.A2" office:value-type="string">
            <text:p text:style-name="P3"><text:span text:style-name="T5">Prioridade</text:span><text:span text:style-name="T7"/></text:p>
          </table:table-cell>
          <table:table-cell table:style-name="Tabela5.B2" office:value-type="string">
            <text:p text:style-name="P2"><text:span text:style-name="T3">Alta</text:span><text:span text:style-name="T7"/></text:p>
          </table:table-cell>
        </table:table-row>
        <text:soft-page-break/>
        <table:table-row>
          <table:table-cell table:style-name="Tabela5.A2" office:value-type="string">
            <text:p text:style-name="P3"><text:span text:style-name="T5">História de Usuário </text:span><text:span text:style-name="T7"/></text:p>
          </table:table-cell>
          <table:table-cell table:style-name="Tabela5.B2" office:value-type="string">
            <text:p text:style-name="P2"><text:span text:style-name="T5">Como </text:span><text:span text:style-name="T3">usuário logado,<text:line-break/></text:span><text:span text:style-name="T5">Quero </text:span><text:span text:style-name="T3">poder cadastrar um produto<text:line-break/></text:span><text:span text:style-name="T5">Para que </text:span><text:span text:style-name="T3">possa o dispor em uma feira.</text:span></text:p>
          </table:table-cell>
        </table:table-row>
        <table:table-row table:style-name="Tabela5.4">
          <table:table-cell table:style-name="Tabela5.A2" office:value-type="string">
            <text:p text:style-name="P3"><text:span text:style-name="T5">Justificativa</text:span><text:span text:style-name="T7"/></text:p>
          </table:table-cell>
          <table:table-cell table:style-name="Tabela5.B2" office:value-type="string">
            <text:p text:style-name="P2"><text:span text:style-name="T3">Um expositor pode desejar criar um produto, permitindo divulgá-lo a outros usuários em uma feira a partir de sua adição em uma lista de produtos.</text:span><text:span text:style-name="T7"/></text:p>
          </table:table-cell>
        </table:table-row>
        <table:table-row table:style-name="Tabela5.5">
          <table:table-cell table:style-name="Tabela5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5.A2" office:value-type="string">
            <text:p text:style-name="P3"><text:span text:style-name="T5">Nº </text:span><text:span text:style-name="T7"/></text:p>
          </table:table-cell>
          <table:table-cell table:style-name="Tabela5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5.A2" office:value-type="string">
            <text:p text:style-name="P3"><text:span text:style-name="T3">CA-001</text:span><text:span text:style-name="T7"/></text:p>
          </table:table-cell>
          <table:table-cell table:style-name="Tabela5.B2" office:value-type="string">
            <text:p text:style-name="P4"><text:span text:style-name="T3">Quando o usuário preencher todos os campos obrigatórios e clicar em 'Criar', o sistema deve salvar o produto e exibir uma confirmação de sucesso. </text:span><text:span text:style-name="T7"/></text:p>
          </table:table-cell>
        </table:table-row>
      </table:table>
      <text:p text:style-name="P4"><text:span text:style-name="T7"/></text:p>
      <text:p text:style-name="P15">Cadastro de lista de produtos</text:p>
      <text:p text:style-name="P4"><text:span text:style-name="T7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"><text:span text:style-name="T5">ID do Requisito</text:span><text:span text:style-name="T7"/></text:p>
          </table:table-cell>
          <table:table-cell table:style-name="Tabela6.B1" office:value-type="string">
            <text:p text:style-name="P4"><text:span text:style-name="T3">RF-004</text:span><text:span text:style-name="T7"/></text:p>
          </table:table-cell>
        </table:table-row>
        <table:table-row>
          <table:table-cell table:style-name="Tabela6.A2" office:value-type="string">
            <text:p text:style-name="P3"><text:span text:style-name="T5">Prioridade</text:span><text:span text:style-name="T7"/></text:p>
          </table:table-cell>
          <table:table-cell table:style-name="Tabela6.B2" office:value-type="string">
            <text:p text:style-name="P2"><text:span text:style-name="T3">Alta</text:span><text:span text:style-name="T7"/></text:p>
          </table:table-cell>
        </table:table-row>
        <table:table-row>
          <table:table-cell table:style-name="Tabela6.A2" office:value-type="string">
            <text:p text:style-name="P3"><text:span text:style-name="T5">História de Usuário </text:span><text:span text:style-name="T7"/></text:p>
          </table:table-cell>
          <table:table-cell table:style-name="Tabela6.B2" office:value-type="string">
            <text:p text:style-name="P2"><text:span text:style-name="T5">Como </text:span><text:span text:style-name="T3">usuário logado expositor,<text:line-break/></text:span><text:span text:style-name="T5">Quero </text:span><text:span text:style-name="T3">poder cadastrar uma lista de produtos<text:line-break/></text:span><text:span text:style-name="T5">Para que </text:span><text:span text:style-name="T3">possa os dispor em uma feira.</text:span></text:p>
          </table:table-cell>
        </table:table-row>
        <table:table-row table:style-name="Tabela6.4">
          <table:table-cell table:style-name="Tabela6.A2" office:value-type="string">
            <text:p text:style-name="P3"><text:span text:style-name="T5">Justificativa</text:span><text:span text:style-name="T7"/></text:p>
          </table:table-cell>
          <table:table-cell table:style-name="Tabela6.B2" office:value-type="string">
            <text:p text:style-name="P2"><text:span text:style-name="T3">Um expositor pode desejar criar uma lista de produtos para dispor seus produtos em uma feira.</text:span><text:span text:style-name="T7"/></text:p>
          </table:table-cell>
        </table:table-row>
        <table:table-row table:style-name="Tabela6.5">
          <table:table-cell table:style-name="Tabela6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6.A2" office:value-type="string">
            <text:p text:style-name="P3"><text:span text:style-name="T5">Nº </text:span><text:span text:style-name="T7"/></text:p>
          </table:table-cell>
          <table:table-cell table:style-name="Tabela6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6.A2" office:value-type="string">
            <text:p text:style-name="P3"><text:span text:style-name="T3">CA-001</text:span><text:span text:style-name="T7"/></text:p>
          </table:table-cell>
          <table:table-cell table:style-name="Tabela6.B2" office:value-type="string">
            <text:p text:style-name="P4"><text:span text:style-name="T3">Quando o usuário preencher todos os campos obrigatórios e clicar em 'Criar', o sistema deve salvar a lista e exibir uma confirmação de sucesso. </text:span><text:span text:style-name="T7"/></text:p>
          </table:table-cell>
        </table:table-row>
      </table:table>
      <text:p text:style-name="P4"><text:span text:style-name="T7"/></text:p>
      <text:p text:style-name="P15">Adquirir ingresso</text:p>
      <text:p text:style-name="P4"><text:span text:style-name="T7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<text:span text:style-name="T5">ID do Requisito</text:span><text:span text:style-name="T7"/></text:p>
          </table:table-cell>
          <table:table-cell table:style-name="Tabela7.B1" office:value-type="string">
            <text:p text:style-name="P4"><text:span text:style-name="T3">RF-005</text:span><text:span text:style-name="T7"/></text:p>
          </table:table-cell>
        </table:table-row>
        <table:table-row>
          <table:table-cell table:style-name="Tabela7.A2" office:value-type="string">
            <text:p text:style-name="P3"><text:span text:style-name="T5">Prioridade</text:span><text:span text:style-name="T7"/></text:p>
          </table:table-cell>
          <table:table-cell table:style-name="Tabela7.B2" office:value-type="string">
            <text:p text:style-name="P2"><text:span text:style-name="T3">Alta</text:span><text:span text:style-name="T7"/></text:p>
          </table:table-cell>
        </table:table-row>
        <table:table-row>
          <table:table-cell table:style-name="Tabela7.A2" office:value-type="string">
            <text:p text:style-name="P3"><text:span text:style-name="T5">História de Usuário </text:span><text:span text:style-name="T7"/></text:p>
          </table:table-cell>
          <table:table-cell table:style-name="Tabela7.B2" office:value-type="string">
            <text:p text:style-name="P2"><text:span text:style-name="T5">Como </text:span><text:span text:style-name="T3">usuário logado,<text:line-break/></text:span><text:span text:style-name="T5">Quero </text:span><text:span text:style-name="T3">poder adquirir um ingresso<text:line-break/></text:span><text:span text:style-name="T5">Para que </text:span><text:span text:style-name="T3">possa acessar uma feira.</text:span></text:p>
          </table:table-cell>
        </table:table-row>
        <text:soft-page-break/>
        <table:table-row table:style-name="Tabela7.4">
          <table:table-cell table:style-name="Tabela7.A2" office:value-type="string">
            <text:p text:style-name="P3"><text:span text:style-name="T5">Justificativa</text:span><text:span text:style-name="T7"/></text:p>
          </table:table-cell>
          <table:table-cell table:style-name="Tabela7.B2" office:value-type="string">
            <text:p text:style-name="P2"><text:span text:style-name="T3">Um usuário logado pode desejar participar de uma feira, adquirindo ingresso para uma data específica.</text:span><text:span text:style-name="T7"/></text:p>
          </table:table-cell>
        </table:table-row>
        <table:table-row table:style-name="Tabela7.5">
          <table:table-cell table:style-name="Tabela7.B2" table:number-columns-spanned="2" office:value-type="string">
            <text:p text:style-name="P3"><text:span text:style-name="T5">Critérios de Aceitação</text:span><text:span text:style-name="T7"/></text:p>
          </table:table-cell>
          <table:covered-table-cell/>
        </table:table-row>
        <table:table-row>
          <table:table-cell table:style-name="Tabela7.A2" office:value-type="string">
            <text:p text:style-name="P3"><text:span text:style-name="T5">Nº </text:span><text:span text:style-name="T7"/></text:p>
          </table:table-cell>
          <table:table-cell table:style-name="Tabela7.B2" office:value-type="string">
            <text:p text:style-name="P3"><text:span text:style-name="T5">Descrição</text:span><text:span text:style-name="T7"/></text:p>
          </table:table-cell>
        </table:table-row>
        <table:table-row>
          <table:table-cell table:style-name="Tabela7.A2" office:value-type="string">
            <text:p text:style-name="P12">CA-001</text:p>
            <text:p text:style-name="P3"><text:span text:style-name="T7"/></text:p>
          </table:table-cell>
          <table:table-cell table:style-name="Tabela7.B2" office:value-type="string">
            <text:p text:style-name="P4"><text:span text:style-name="T3">Quando o usuário preencher todos os campos obrigatórios e clicar em 'Criar', o sistema deve salvar o ingresso e exibir uma confirmação de sucesso. </text:span><text:span text:style-name="T7"/></text:p>
          </table:table-cell>
        </table:table-row>
        <table:table-row>
          <table:table-cell table:style-name="Tabela7.A2" office:value-type="string">
            <text:p text:style-name="P3"><text:span text:style-name="T3">CA-002</text:span><text:span text:style-name="T7"/></text:p>
          </table:table-cell>
          <table:table-cell table:style-name="Tabela7.B2" office:value-type="string">
            <text:p text:style-name="P4"><text:span text:style-name="T3">Ingressos corretamente preenchidos devem ser aprovados pelo organizador, sinalizando seu estado (em avaliação, apto ou inapto).</text:span><text:span text:style-name="T7"/></text:p>
          </table:table-cell>
        </table:table-row>
      </table:table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4:13:26.940000000</dc:date>
    <meta:editing-duration>PT6M1S</meta:editing-duration>
    <meta:editing-cycles>1</meta:editing-cycles>
    <meta:document-statistic meta:table-count="7" meta:image-count="0" meta:object-count="0" meta:page-count="5" meta:paragraph-count="128" meta:word-count="1006" meta:character-count="6510" meta:non-whitespace-character-count="5618"/>
    <meta:generator>LibreOffice/24.2.3.2$Windows_X86_64 LibreOffice_project/433d9c2ded56988e8a90e6b2e771ee4e6a5ab2ba</meta:generator>
  </office:meta>
</office:document-meta>
</file>